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7cm"/>
      <style:paragraph-properties style:writing-mode="lr-tb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1cm"/>
      <style:paragraph-properties style:writing-mode="lr-tb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5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17cm" svg:height="1.27cm" svg:x="4.18cm" svg:y="3.625cm">
          <text:p text:style-name="P1"><text:span text:style-name="T1">I-boo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cm" svg:height="1.27cm" svg:x="6.48cm" svg:y="3.625cm">
          <text:p text:style-name="P1"><text:span text:style-name="T1">32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5cm" svg:height="1.27cm" svg:x="8.78cm" svg:y="3.625cm">
          <text:p text:style-name="P1"><text:span text:style-name="T1">Z 321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75cm" svg:height="1.826cm" svg:x="2.44cm" svg:y="3.269cm">
          <draw:text-box>
            <text:p><text:span text:style-name="T2">: [</text:span></text:p>
          </draw:text-box>
        </draw:frame>
        <draw:frame draw:style-name="gr4" draw:text-style-name="P3" draw:layer="layout" svg:width="1.27cm" svg:height="1.826cm" svg:x="10.845cm" svg:y="3.275cm">
          <draw:text-box>
            <text:p><text:span text:style-name="T2">]</text:span></text:p>
          </draw:text-box>
        </draw:frame>
        <draw:custom-shape draw:style-name="gr5" draw:text-style-name="P2" draw:layer="layout" svg:width="1.91cm" svg:height="1.27cm" svg:x="0.635cm" svg:y="3.625cm">
          <text:p text:style-name="P1"><text:span text:style-name="T1">i123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05cm" svg:height="1.361cm" svg:x="0.47cm" svg:y="5.25cm">
          <draw:text-box>
            <text:p><text:span text:style-name="T3">Inventory ID</text:span></text:p>
          </draw:text-box>
        </draw:frame>
        <draw:frame draw:style-name="gr6" draw:text-style-name="P3" draw:layer="layout" svg:width="3.415cm" svg:height="1.361cm" svg:x="3.77cm" svg:y="5.251cm">
          <draw:text-box>
            <text:p><text:span text:style-name="T3">Item name</text:span></text:p>
          </draw:text-box>
        </draw:frame>
        <draw:frame draw:style-name="gr6" draw:text-style-name="P3" draw:layer="layout" svg:width="3.415cm" svg:height="1.361cm" svg:x="8.671cm" svg:y="5.252cm">
          <draw:text-box>
            <text:p><text:span text:style-name="T3">location</text:span></text:p>
          </draw:text-box>
        </draw:frame>
        <draw:frame draw:style-name="gr7" draw:text-style-name="P3" draw:layer="layout" svg:width="1.949cm" svg:height="1.353cm" svg:x="6.671cm" svg:y="5.252cm">
          <draw:text-box>
            <text:p><text:span text:style-name="T3">value</text:span></text:p>
          </draw:text-box>
        </draw:frame>
        <draw:frame draw:style-name="gr8" draw:text-style-name="P3" draw:layer="layout" svg:width="2.54cm" svg:height="1.27cm" svg:x="0.97cm" svg:y="2.051cm">
          <draw:text-box>
            <text:p><text:span text:style-name="T3">key</text:span></text:p>
          </draw:text-box>
        </draw:frame>
        <draw:frame draw:style-name="gr7" draw:text-style-name="P3" draw:layer="layout" svg:width="8.23cm" svg:height="1.353cm" svg:x="3.97cm" svg:y="2.051cm">
          <draw:text-box>
            <text:p><text:span text:style-name="T3">list as value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4T16:48:03.498281345</meta:creation-date>
    <dc:date>2024-10-29T08:20:19.122723457</dc:date>
    <meta:editing-duration>PT53M22S</meta:editing-duration>
    <meta:editing-cycles>10</meta:editing-cycles>
    <meta:generator>LibreOffice/7.3.7.2$Linux_X86_64 LibreOffice_project/30$Build-2</meta:generator>
    <meta:document-statistic meta:object-count="35"/>
  </office:meta>
</office:document-meta>
</file>